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043cm" style:rel-column-width="7873*"/>
    </style:style>
    <style:style style:name="Table1.B" style:family="table-column">
      <style:table-column-properties style:column-width="7.675cm" style:rel-column-width="29585*"/>
    </style:style>
    <style:style style:name="Table1.C" style:family="table-column">
      <style:table-column-properties style:column-width="2.454cm" style:rel-column-width="9458*"/>
    </style:style>
    <style:style style:name="Table1.D" style:family="table-column">
      <style:table-column-properties style:column-width="4.83cm" style:rel-column-width="1861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Firmas" style:family="table">
      <style:table-properties style:width="17cm" table:align="margins"/>
    </style:style>
    <style:style style:name="Firmas.A" style:family="table-column">
      <style:table-column-properties style:column-width="8.5cm" style:rel-column-width="32767*"/>
    </style:style>
    <style:style style:name="Firmas.B" style:family="table-column">
      <style:table-column-properties style:column-width="8.5cm" style:rel-column-width="32768*"/>
    </style:style>
    <style:style style:name="Firmas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043cm" style:rel-column-width="7873*"/>
    </style:style>
    <style:style style:name="Table4.B" style:family="table-column">
      <style:table-column-properties style:column-width="7.675cm" style:rel-column-width="29585*"/>
    </style:style>
    <style:style style:name="Table4.C" style:family="table-column">
      <style:table-column-properties style:column-width="2.454cm" style:rel-column-width="9458*"/>
    </style:style>
    <style:style style:name="Table4.D" style:family="table-column">
      <style:table-column-properties style:column-width="4.83cm" style:rel-column-width="18619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officeooo:rsid="000727d4" officeooo:paragraph-rsid="000727d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9pt" officeooo:rsid="000727d4" officeooo:paragraph-rsid="000727d4" style:font-size-asian="9pt" style:font-size-complex="9pt"/>
    </style:style>
    <style:style style:name="P3" style:family="paragraph" style:parent-style-name="Standard">
      <style:text-properties fo:font-size="9pt" officeooo:paragraph-rsid="002a7baa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officeooo:rsid="00165da7" officeooo:paragraph-rsid="00165da7" style:font-size-asian="9pt" style:font-size-complex="9pt"/>
    </style:style>
    <style:style style:name="P5" style:family="paragraph" style:parent-style-name="Standard">
      <style:paragraph-properties fo:text-align="end" style:justify-single-word="false"/>
      <style:text-properties fo:font-size="9pt" officeooo:rsid="00165da7" officeooo:paragraph-rsid="002d96d7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officeooo:rsid="00165da7" officeooo:paragraph-rsid="00165da7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officeooo:rsid="00165da7" officeooo:paragraph-rsid="002d96d7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officeooo:rsid="00183e06" officeooo:paragraph-rsid="0020b27f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officeooo:rsid="00183e06" officeooo:paragraph-rsid="002d96d7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officeooo:rsid="001998c9" officeooo:paragraph-rsid="0020b27f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font-size="9pt" officeooo:rsid="001998c9" officeooo:paragraph-rsid="002d96d7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officeooo:paragraph-rsid="002d96d7"/>
    </style:style>
    <style:style style:name="P13" style:family="paragraph" style:parent-style-name="Standard">
      <style:text-properties officeooo:paragraph-rsid="00498292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fo:font-size="9pt" fo:font-weight="bold" officeooo:rsid="000727d4" officeooo:paragraph-rsid="002d96d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9pt" fo:font-weight="bold" officeooo:rsid="00090988" officeooo:paragraph-rsid="00090988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font-weight="bold" officeooo:rsid="00090988" officeooo:paragraph-rsid="002d96d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normal" officeooo:paragraph-rsid="00090988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9pt" fo:font-weight="normal" officeooo:paragraph-rsid="002d96d7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normal" officeooo:rsid="001998c9" officeooo:paragraph-rsid="0020b27f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normal" officeooo:rsid="001998c9" officeooo:paragraph-rsid="002d96d7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9pt" fo:font-weight="normal" officeooo:paragraph-rsid="0020b27f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9pt" fo:font-weight="normal" officeooo:paragraph-rsid="002d96d7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9pt" officeooo:paragraph-rsid="002a7baa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font-size="9pt" officeooo:paragraph-rsid="003daaaa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font-size="9pt" officeooo:paragraph-rsid="003dde60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fo:font-size="9pt" officeooo:paragraph-rsid="003ef877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fo:font-size="9pt" officeooo:paragraph-rsid="004705b7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fo:font-size="9pt" officeooo:paragraph-rsid="00498292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fo:font-size="9pt" officeooo:paragraph-rsid="002a7baa" style:font-size-asian="9pt" style:font-size-complex="9pt"/>
    </style:style>
    <style:style style:name="P30" style:family="paragraph" style:parent-style-name="Table_20_Contents">
      <style:paragraph-properties fo:text-align="end" style:justify-single-word="false"/>
      <style:text-properties fo:font-size="9pt" officeooo:paragraph-rsid="002d96d7" style:font-size-asian="9pt" style:font-size-complex="9pt"/>
    </style:style>
    <style:style style:name="P31" style:family="paragraph" style:parent-style-name="Table_20_Contents">
      <style:paragraph-properties fo:text-align="end" style:justify-single-word="false"/>
      <style:text-properties fo:font-size="9pt" officeooo:paragraph-rsid="0048cc4f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fo:font-size="9pt" officeooo:paragraph-rsid="00498292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paragraph-rsid="002d96d7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rsid="0020b27f" officeooo:paragraph-rsid="0020b27f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officeooo:rsid="0020b27f" officeooo:paragraph-rsid="002d96d7" style:font-size-asian="9pt" style:font-size-complex="9pt"/>
    </style:style>
    <style:style style:name="P37" style:family="paragraph" style:parent-style-name="Table_20_Contents">
      <style:paragraph-properties fo:text-align="start" style:justify-single-word="false" fo:background-color="#83caff">
        <style:background-image/>
      </style:paragraph-properties>
      <style:text-properties fo:font-size="9pt" fo:font-weight="bold" officeooo:rsid="00090988" officeooo:paragraph-rsid="002a7baa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start" style:justify-single-word="false" fo:background-color="#83caff">
        <style:background-image/>
      </style:paragraph-properties>
      <style:text-properties fo:font-size="9pt" fo:font-weight="bold" officeooo:rsid="00090988" officeooo:paragraph-rsid="00498292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 fo:background-color="#ffff66">
        <style:background-image/>
      </style:paragraph-properties>
      <style:text-properties fo:font-size="9pt" fo:font-weight="bold" officeooo:rsid="00090988" officeooo:paragraph-rsid="002a7baa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 fo:background-color="#ffff66">
        <style:background-image/>
      </style:paragraph-properties>
      <style:text-properties fo:font-size="9pt" fo:font-weight="bold" officeooo:rsid="00090988" officeooo:paragraph-rsid="00498292" style:font-size-asian="9pt" style:font-weight-asian="bold" style:font-size-complex="9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4pt" fo:font-weight="bold" officeooo:rsid="000727d4" officeooo:paragraph-rsid="0055a4e0" style:font-size-asian="14pt" style:font-weight-asian="bold" style:font-size-complex="14pt" style:font-weight-complex="bold"/>
    </style:style>
    <style:style style:name="P42" style:family="paragraph" style:parent-style-name="Standard" style:master-page-name="">
      <style:paragraph-properties fo:text-align="start" style:justify-single-word="false" style:page-number="auto" fo:padding="0cm" fo:border="none" style:shadow="none" style:join-border="false">
        <style:tab-stops/>
      </style:paragraph-properties>
      <style:text-properties fo:font-size="9pt" fo:font-weight="bold" officeooo:rsid="000727d4" officeooo:paragraph-rsid="002d96d7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start" style:justify-single-word="false" fo:break-before="page" fo:padding="0cm" fo:border="none" style:shadow="none" style:join-border="false">
        <style:tab-stops/>
      </style:paragraph-properties>
      <style:text-properties fo:font-size="9pt" fo:font-weight="bold" officeooo:rsid="000727d4" officeooo:paragraph-rsid="002d96d7" style:font-size-asian="9pt" style:font-weight-asian="bold" style:font-size-complex="9pt" style:font-weight-complex="bold"/>
    </style:style>
    <style:style style:name="T1" style:family="text">
      <style:text-properties officeooo:rsid="000f22c5"/>
    </style:style>
    <style:style style:name="T2" style:family="text">
      <style:text-properties officeooo:rsid="001ad9ae"/>
    </style:style>
    <style:style style:name="T3" style:family="text">
      <style:text-properties fo:font-weight="bold" officeooo:rsid="0009971c" style:font-weight-asian="bold" style:font-weight-complex="bold"/>
    </style:style>
    <style:style style:name="T4" style:family="text">
      <style:text-properties fo:font-weight="bold" officeooo:rsid="000f22c5" style:font-weight-asian="bold" style:font-weight-complex="bold"/>
    </style:style>
    <style:style style:name="T5" style:family="text">
      <style:text-properties officeooo:rsid="00239bec"/>
    </style:style>
    <style:style style:name="T6" style:family="text">
      <style:text-properties officeooo:rsid="00090988"/>
    </style:style>
    <style:style style:name="T7" style:family="text">
      <style:text-properties officeooo:rsid="001fb6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nomina in o.slip_ids&quot;&gt;">&lt;for each="nomina in o.slip_ids"&gt;</text:text-input></text:p>
      <text:p text:style-name="P41">Rol de Pagos</text:p>
      <text:p text:style-name="P41"><text:span text:style-name="T6">Compañ</text:span><text:span text:style-name="T7">í</text:span><text:span text:style-name="T6">a:</text:span><text:span text:style-name="T6"><text:text-input text:description="&lt;nomina.employee_id.company_id.name&gt;">Compañia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Nombre:</text:p>
          </table:table-cell>
          <table:table-cell table:style-name="Table1.A1" office:value-type="string">
            <text:p text:style-name="P17"><text:text-input text:description="&lt;get_name(nomina.employee_id)&gt;">Nombre Empleado</text:text-input></text:p>
          </table:table-cell>
          <table:table-cell table:style-name="Table1.A1" office:value-type="string">
            <text:p text:style-name="P15">C.I:</text:p>
          </table:table-cell>
          <table:table-cell table:style-name="Table1.D1" office:value-type="string">
            <text:p text:style-name="P17"><text:text-input text:description="&lt;nomina.employee_id.identification_id&gt;">Cédula/Pasaporte</text:text-input></text:p>
          </table:table-cell>
        </table:table-row>
        <table:table-row>
          <table:table-cell table:style-name="Table1.A2" office:value-type="string">
            <text:p text:style-name="P15">Desde:</text:p>
          </table:table-cell>
          <table:table-cell table:style-name="Table1.A2" office:value-type="string">
            <text:p text:style-name="P17"><text:text-input text:description="&lt;nomina.date_from&gt;">Fecha Desde</text:text-input></text:p>
          </table:table-cell>
          <table:table-cell table:style-name="Table1.A2" office:value-type="string">
            <text:p text:style-name="P15">Hasta:</text:p>
          </table:table-cell>
          <table:table-cell table:style-name="Table1.D2" office:value-type="string">
            <text:p text:style-name="P17"><text:text-input text:description="&lt;nomina.date_to&gt;">Fecha Hasta</text:text-input></text:p>
          </table:table-cell>
        </table:table-row>
        <table:table-row>
          <table:table-cell table:style-name="Table1.A2" office:value-type="string">
            <text:p text:style-name="P15">Cargo:</text:p>
          </table:table-cell>
          <table:table-cell table:style-name="Table1.A2" office:value-type="string">
            <text:p text:style-name="P17"><text:text-input text:description="&lt;nomina.contract_id.job_id.name or ''&gt;">Puesto</text:text-input></text:p>
          </table:table-cell>
          <table:table-cell table:style-name="Table1.A2" office:value-type="string">
            <text:p text:style-name="P15">Referencia:</text:p>
          </table:table-cell>
          <table:table-cell table:style-name="Table1.D2" office:value-type="string">
            <text:p text:style-name="P17"><text:text-input text:description="&lt;nomina.number&gt;">Referencia</text:text-input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7">Ingresos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3"><text:text-input text:description="&lt;for each=&quot;line in nomina.line_ids&quot;&gt;">&lt;for each="linei in ingresos"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3"><text:text-input text:description="&lt;if test=&quot;line.salary_rule_id&quot;&gt;">&lt;if test="line.salary_rule_id"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3"><text:text-input text:description="&lt;if test=&quot;(line.salary_rule_id.category_id.type == 'input' and line.salary_rule_id.category_id.code != 'CONT')&quot;&gt;">&lt;if test="(line.salary_rule_id.category_id.type == 'input' and line.salary_rule_id.category_id.code != 'CONT')"&gt;</text:text-input></text:p>
          </table:table-cell>
          <table:covered-table-cell/>
        </table:table-row>
        <table:table-row>
          <table:table-cell table:style-name="Table3.A5" office:value-type="string">
            <text:p text:style-name="P29"><text:text-input text:description="&lt;line.name&gt;">Nombre-I</text:text-input></text:p>
          </table:table-cell>
          <table:table-cell table:style-name="Table3.A2" office:value-type="string">
            <text:p text:style-name="P29"><text:text-input text:description="&lt;line.total&gt;">total</text:text-input></text:p>
          </table:table-cell>
        </table:table-row>
        <table:table-row>
          <table:table-cell table:style-name="Table3.A2" table:number-columns-spanned="2" office:value-type="string">
            <text:p text:style-name="P23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4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5"><text:text-input text:description="&lt;if test=&quot;line.extra_i_o_id&quot;&gt;">&lt;if test="line.extra_i_o_id"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3"><text:text-input text:description="&lt;if test=&quot;(line.extra_i_o_id.category_id.type == 'input' and line.extra_i_o_id.category_id.code != 'CONT')&quot;&gt;">&lt;if test="(line.extra_i_o_id.category_id.type == 'input' and line.extra_i_o_id.category_id.code != 'CONT')"&gt;</text:text-input></text:p>
          </table:table-cell>
          <table:covered-table-cell/>
        </table:table-row>
        <table:table-row>
          <table:table-cell table:style-name="Table3.A5" office:value-type="string">
            <text:p text:style-name="P29"><text:text-input text:description="&lt;line.name&gt;">Nombre-I</text:text-input></text:p>
          </table:table-cell>
          <table:table-cell table:style-name="Table3.A2" office:value-type="string">
            <text:p text:style-name="P29"><text:text-input text:description="&lt;line.total&gt;">total</text:text-input></text:p>
          </table:table-cell>
        </table:table-row>
        <table:table-row>
          <table:table-cell table:style-name="Table3.A2" table:number-columns-spanned="2" office:value-type="string">
            <text:p text:style-name="P23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7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3"><text:text-input text:description="&lt;/for&gt;">&lt;/for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39">Egresos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3"><text:text-input text:description="&lt;for each=&quot;line in nomina.line_ids&quot;&gt;">&lt;for each="linee in egresos"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5"><text:text-input text:description="&lt;if test=&quot;line.salary_rule_id&quot;&gt;">&lt;if test="line.salary_rule_id"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3"><text:text-input text:description="&lt;if test=&quot;(line.salary_rule_id.category_id.type == 'output' and line.salary_rule_id.category_id.code != 'CONT')&quot;&gt;">&lt;if test="(line.salary_rule_id.category_id.type == 'output' and line.salary_rule_id.category_id.code != 'CONT')"&gt;</text:text-input></text:p>
          </table:table-cell>
          <table:covered-table-cell/>
        </table:table-row>
        <table:table-row>
          <table:table-cell table:style-name="Table3.A5" office:value-type="string">
            <text:p text:style-name="P29"><text:text-input text:description="&lt;line.name&gt;">Name-E</text:text-input></text:p>
          </table:table-cell>
          <table:table-cell table:style-name="Table3.A2" office:value-type="string">
            <text:p text:style-name="P29"><text:text-input text:description="&lt;line.total&gt;">Total</text:text-input></text:p>
          </table:table-cell>
        </table:table-row>
        <table:table-row>
          <table:table-cell table:style-name="Table3.A2" table:number-columns-spanned="2" office:value-type="string">
            <text:p text:style-name="P23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4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6"><text:text-input text:description="&lt;if test=&quot;line.extra_i_o_id&quot;&gt;">&lt;if test="line.extra_i_o_id"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3"><text:text-input text:description="&lt;if test=&quot;(line.extra_i_o_id.category_id.type == 'output' and line.extra_i_o_id.category_id.code != 'CONT')&quot;&gt;">&lt;if test="(line.extra_i_o_id.category_id.type == 'output' and line.extra_i_o_id.category_id.code != 'CONT')"&gt;</text:text-input></text:p>
          </table:table-cell>
          <table:covered-table-cell/>
        </table:table-row>
        <table:table-row>
          <table:table-cell table:style-name="Table3.A5" office:value-type="string">
            <text:p text:style-name="P29"><text:text-input text:description="&lt;line.name&gt;">Name-E</text:text-input></text:p>
          </table:table-cell>
          <table:table-cell table:style-name="Table3.A2" office:value-type="string">
            <text:p text:style-name="P31"><text:text-input text:description="&lt;line.total&gt;">Total</text:text-input></text:p>
          </table:table-cell>
        </table:table-row>
        <table:table-row>
          <table:table-cell table:style-name="Table3.A2" table:number-columns-spanned="2" office:value-type="string">
            <text:p text:style-name="P23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4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3"><text:text-input text:description="&lt;/for&gt;">&lt;/for&gt;</text:text-input>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29"><text:span text:style-name="T3">Total a Recibir : <text:s text:c="3"/></text:span><text:span text:style-name="T1">$</text:span><text:span text:style-name="T4"><text:text-input text:description="&lt;nomina.payslip_net&gt;">Neto</text:text-input></text:span></text:p>
          </table:table-cell>
        </table:table-row>
      </table:table>
      <text:p text:style-name="P4"/>
      <text:p text:style-name="P6"/>
      <text:p text:style-name="P6"/>
      <table:table table:name="Firmas" table:style-name="Firmas">
        <table:table-column table:style-name="Firmas.A"/>
        <table:table-column table:style-name="Firmas.B"/>
        <table:table-row>
          <table:table-cell table:style-name="Firmas.A1" office:value-type="string">
            <text:p text:style-name="P33">___________________________</text:p>
            <text:p text:style-name="P35">Firma Autorizada</text:p>
          </table:table-cell>
          <table:table-cell table:style-name="Firmas.A1" office:value-type="string">
            <text:p text:style-name="P8">____________________________</text:p>
            <text:p text:style-name="P10">Recib<text:span text:style-name="T5">í</text:span> Conforme</text:p>
            <text:p text:style-name="P19"><text:text-input text:description="&lt;get_name(nomina.employee_id)&gt;">Nombre Empleado</text:text-input></text:p>
            <text:p text:style-name="P21"><text:span text:style-name="T2">C.I: </text:span><text:span text:style-name="T2"><text:text-input text:description="&lt;nomina.employee_id.identification_id&gt;">Cédula/Pasaporte</text:text-input></text:span></text:p>
          </table:table-cell>
        </table:table-row>
      </table:table>
      <text:p text:style-name="P14"/>
      <text:p text:style-name="P41">Rol de Pagos</text:p>
      <text:p text:style-name="P41"><text:span text:style-name="T6">Compañ</text:span><text:span text:style-name="T7">í</text:span><text:span text:style-name="T6">a:</text:span><text:span text:style-name="T6"><text:text-input text:description="&lt;nomina.employee_id.company_id.name&gt;">Compañia</text:text-input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6">Nombre:</text:p>
          </table:table-cell>
          <table:table-cell table:style-name="Table4.A1" office:value-type="string">
            <text:p text:style-name="P18"><text:text-input text:description="&lt;get_name(nomina.employee_id)&gt;">Nombre Empleado</text:text-input></text:p>
          </table:table-cell>
          <table:table-cell table:style-name="Table4.A1" office:value-type="string">
            <text:p text:style-name="P16">C.I:</text:p>
          </table:table-cell>
          <table:table-cell table:style-name="Table4.D1" office:value-type="string">
            <text:p text:style-name="P18"><text:text-input text:description="&lt;nomina.employee_id.identification_id&gt;">Cédula/Pasaporte</text:text-input></text:p>
          </table:table-cell>
        </table:table-row>
        <table:table-row>
          <table:table-cell table:style-name="Table4.A2" office:value-type="string">
            <text:p text:style-name="P16">Desde:</text:p>
          </table:table-cell>
          <table:table-cell table:style-name="Table4.A2" office:value-type="string">
            <text:p text:style-name="P18"><text:text-input text:description="&lt;nomina.date_from&gt;">Fecha Desde</text:text-input></text:p>
          </table:table-cell>
          <table:table-cell table:style-name="Table4.A2" office:value-type="string">
            <text:p text:style-name="P16">Hasta:</text:p>
          </table:table-cell>
          <table:table-cell table:style-name="Table4.D2" office:value-type="string">
            <text:p text:style-name="P18"><text:text-input text:description="&lt;nomina.date_to&gt;">Fecha Hasta</text:text-input></text:p>
          </table:table-cell>
        </table:table-row>
        <table:table-row>
          <table:table-cell table:style-name="Table4.A2" office:value-type="string">
            <text:p text:style-name="P16">Cargo:</text:p>
          </table:table-cell>
          <table:table-cell table:style-name="Table4.A2" office:value-type="string">
            <text:p text:style-name="P18"><text:text-input text:description="&lt;nomina.contract_id.job_id.name or ''&gt;">Puesto</text:text-input></text:p>
          </table:table-cell>
          <table:table-cell table:style-name="Table4.A2" office:value-type="string">
            <text:p text:style-name="P16">Referencia:</text:p>
          </table:table-cell>
          <table:table-cell table:style-name="Table4.D2" office:value-type="string">
            <text:p text:style-name="P18"><text:text-input text:description="&lt;nomina.number&gt;">Referencia</text:text-input></text:p>
          </table:table-cell>
        </table:table-row>
      </table:table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8">Ingresos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for each=&quot;line in nomina.line_ids&quot;&gt;">&lt;for each="linei in ingresos"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if test=&quot;line.salary_rule_id&quot;&gt;">&lt;if test="line.salary_rule_id"&gt;</text:text-input></text:p>
          </table:table-cell>
          <table:covered-table-cell/>
        </table:table-row>
        <text:soft-page-break/>
        <table:table-row>
          <table:table-cell table:style-name="Tabla1.A2" table:number-columns-spanned="2" office:value-type="string">
            <text:p text:style-name="P28"><text:text-input text:description="&lt;if test=&quot;(line.salary_rule_id.category_id.type == 'input' and line.salary_rule_id.category_id.code != 'CONT')&quot;&gt;">&lt;if test="(line.salary_rule_id.category_id.type == 'input' and line.salary_rule_id.category_id.code != 'CONT')"&gt;</text:text-input></text:p>
          </table:table-cell>
          <table:covered-table-cell/>
        </table:table-row>
        <table:table-row>
          <table:table-cell table:style-name="Tabla1.A5" office:value-type="string">
            <text:p text:style-name="P32"><text:text-input text:description="&lt;line.name&gt;">Nombre-I</text:text-input></text:p>
          </table:table-cell>
          <table:table-cell table:style-name="Tabla1.A2" office:value-type="string">
            <text:p text:style-name="P32"><text:text-input text:description="&lt;line.total&gt;">total</text:text-input></text:p>
          </table:table-cell>
        </table:table-row>
        <table:table-row>
          <table:table-cell table:style-name="Tabla1.A2" table:number-columns-spanned="2" office:value-type="string">
            <text:p text:style-name="P28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if test=&quot;line.extra_i_o_id&quot;&gt;">&lt;if test="line.extra_i_o_id"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if test=&quot;(line.extra_i_o_id.category_id.type == 'input' and line.extra_i_o_id.category_id.code != 'CONT')&quot;&gt;">&lt;if test="(line.extra_i_o_id.category_id.type == 'input' and line.extra_i_o_id.category_id.code != 'CONT')"&gt;</text:text-input></text:p>
          </table:table-cell>
          <table:covered-table-cell/>
        </table:table-row>
        <table:table-row>
          <table:table-cell table:style-name="Tabla1.A5" office:value-type="string">
            <text:p text:style-name="P32"><text:text-input text:description="&lt;line.name&gt;">Nombre-I</text:text-input></text:p>
          </table:table-cell>
          <table:table-cell table:style-name="Tabla1.A2" office:value-type="string">
            <text:p text:style-name="P32"><text:text-input text:description="&lt;line.total&gt;">total</text:text-input></text:p>
          </table:table-cell>
        </table:table-row>
        <table:table-row>
          <table:table-cell table:style-name="Tabla1.A2" table:number-columns-spanned="2" office:value-type="string">
            <text:p text:style-name="P28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/for&gt;">&lt;/for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0">Egresos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for each=&quot;line in nomina.line_ids&quot;&gt;">&lt;for each="linee in egresos"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if test=&quot;line.salary_rule_id&quot;&gt;">&lt;if test="line.salary_rule_id"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if test=&quot;(line.salary_rule_id.category_id.type == 'output' and line.salary_rule_id.category_id.code != 'CONT')&quot;&gt;">&lt;if test="(line.salary_rule_id.category_id.type == 'output' and line.salary_rule_id.category_id.code != 'CONT')"&gt;</text:text-input></text:p>
          </table:table-cell>
          <table:covered-table-cell/>
        </table:table-row>
        <table:table-row>
          <table:table-cell table:style-name="Tabla1.A5" office:value-type="string">
            <text:p text:style-name="P32"><text:text-input text:description="&lt;line.name&gt;">Name-E</text:text-input></text:p>
          </table:table-cell>
          <table:table-cell table:style-name="Tabla1.A2" office:value-type="string">
            <text:p text:style-name="P32"><text:text-input text:description="&lt;line.total&gt;">Total</text:text-input></text:p>
          </table:table-cell>
        </table:table-row>
        <table:table-row>
          <table:table-cell table:style-name="Tabla1.A2" table:number-columns-spanned="2" office:value-type="string">
            <text:p text:style-name="P28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if test=&quot;line.extra_i_o_id&quot;&gt;">&lt;if test="line.extra_i_o_id"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if test=&quot;(line.extra_i_o_id.category_id.type == 'output' and line.extra_i_o_id.category_id.code != 'CONT')&quot;&gt;">&lt;if test="(line.extra_i_o_id.category_id.type == 'output' and line.extra_i_o_id.category_id.code != 'CONT')"&gt;</text:text-input></text:p>
          </table:table-cell>
          <table:covered-table-cell/>
        </table:table-row>
        <table:table-row>
          <table:table-cell table:style-name="Tabla1.A5" office:value-type="string">
            <text:p text:style-name="P32"><text:text-input text:description="&lt;line.name&gt;">Name-E</text:text-input></text:p>
          </table:table-cell>
          <table:table-cell table:style-name="Tabla1.A2" office:value-type="string">
            <text:p text:style-name="P32"><text:text-input text:description="&lt;line.total&gt;">Total</text:text-input></text:p>
          </table:table-cell>
        </table:table-row>
        <table:table-row>
          <table:table-cell table:style-name="Tabla1.A2" table:number-columns-spanned="2" office:value-type="string">
            <text:p text:style-name="P28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<text:text-input text:description="&lt;/for&gt;">&lt;/for&gt;</text:text-input></text:p>
          </table:table-cell>
          <table:covered-table-cell/>
        </table:table-row>
      </table:table>
      <text:p text:style-name="P13"/>
      <table:table table:name="Table6" table:style-name="Table6">
        <table:table-column table:style-name="Table6.A"/>
        <table:table-row>
          <table:table-cell table:style-name="Table6.A1" office:value-type="string">
            <text:p text:style-name="P30"><text:span text:style-name="T3">Total a Recibir : <text:s text:c="3"/></text:span><text:span text:style-name="T1">$</text:span><text:span text:style-name="T4"><text:text-input text:description="&lt;nomina.payslip_net&gt;">Neto</text:text-input></text:span></text:p>
          </table:table-cell>
        </table:table-row>
      </table:table>
      <text:p text:style-name="P5"/>
      <text:p text:style-name="P5"/>
      <text:p text:style-name="P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___________________________</text:p>
            <text:p text:style-name="P36">Firma Autorizada</text:p>
          </table:table-cell>
          <table:table-cell table:style-name="Table7.A1" office:value-type="string">
            <text:p text:style-name="P9">____________________________</text:p>
            <text:p text:style-name="P11">Recib<text:span text:style-name="T5">í</text:span> Conforme</text:p>
            <text:p text:style-name="P20"><text:text-input text:description="&lt;get_name(nomina.employee_id)&gt;">Nombre Empleado</text:text-input></text:p>
            <text:p text:style-name="P22"><text:span text:style-name="T2">C.I: </text:span><text:span text:style-name="T2"><text:text-input text:description="&lt;nomina.employee_id.identification_id&gt;">Cédula/Pasaporte</text:text-input></text:span></text:p>
          </table:table-cell>
        </table:table-row>
      </table:table>
      <text:p text:style-name="P42"/>
      <text:p text:style-name="P43"/>
      <text:p text:style-name="P43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Ormaza</meta:initial-creator>
    <meta:creation-date>2011-09-05T10:53:13</meta:creation-date>
    <meta:generator>OpenOffice.org/3.2$Linux OpenOffice.org_project/320m19$Build-9505</meta:generator>
    <dc:date>2012-03-25T13:05:19</dc:date>
    <dc:creator>Christopher Ormaza</dc:creator>
    <meta:editing-duration>PT05H26M48S</meta:editing-duration>
    <meta:editing-cycles>82</meta:editing-cycles>
    <meta:document-statistic meta:table-count="8" meta:image-count="0" meta:object-count="0" meta:page-count="4" meta:paragraph-count="104" meta:word-count="209" meta:character-count="2083"/>
  </office:meta>
</office:document-meta>
</file>